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6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Jewish Theological Seminary Ass'n,/</text:p>
      <text:p text:style-name="P2">736 LEXINGTON AVENUE./</text:p>
      <text:p text:style-name="P3">New York, April 16th 1893/</text:p>
      <text:p text:style-name="P2">My dear Dr/</text:p>
      <text:p text:style-name="P2"><text:tab/>With heartfelt pleasure, I send Joseph/ Hertz, as the bearer of Enclosed action of our/ Board of Trustees--I wish to emphasise[sic!]/ same, by my personal and sincere best/ wishes for a continuance of your health/ and life, with Gods blessing, and to/ congratulate you on reaching your 70th natal/ day, and to felicitate Judaism in your/ active presence and force in defence[sic!] of/ its revered principles--God bless you,/ and spare you for many years, hopes and/ prays <text:s/>your sincere friend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4:16:50</meta:creation-date>
    <meta:document-statistic meta:table-count="0" meta:image-count="0" meta:object-count="0" meta:page-count="2" meta:paragraph-count="65" meta:word-count="265" meta:character-count="1877"/>
    <dc:date>2011-12-08T14:21:06.21</dc:date>
    <dc:creator>Penn Libraries</dc:creator>
    <meta:editing-duration>PT00H04M16S</meta:editing-duration>
    <meta:editing-cycles>1</meta:editing-cycles>
    <meta:generator>OpenOffice.org/3.2$Win32 OpenOffice.org_project/320m12$Build-9483</meta:generator>
  </office:meta>
</office:document-meta>
</file>